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m um pentium dual core2" table:style-name="ta1">
        <table:shapes>
          <draw:frame draw:z-index="0" draw:style-name="gr1" draw:text-style-name="P1" svg:width="159.99mm" svg:height="89.99mm" svg:x="79.85mm" svg:y="7.91mm">
            <draw:object draw:notify-on-update-of-ranges="'em um pentium dual core2'.A1:'em um pentium dual core2'.A1 'em um pentium dual core2'.A2:'em um pentium dual core2'.A52 'em um pentium dual core2'.C1:'em um pentium dual core2'.C1 'em um pentium dual core2'.C2:'em um pentium dual core2'.C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alavras Unicas</text:p>
          </table:table-cell>
          <table:table-cell office:value-type="string" calcext:value-type="string">
            <text:p>T(N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03" calcext:value-type="float">
            <text:p>0,0000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0.000265" calcext:value-type="float">
            <text:p>0,000265</text:p>
          </table:table-cell>
        </table:table-row>
        <table:table-row table:style-name="ro1">
          <table:table-cell office:value-type="float" office:value="18823" calcext:value-type="float">
            <text:p>18823</text:p>
          </table:table-cell>
          <table:table-cell office:value-type="float" office:value="3586" calcext:value-type="float">
            <text:p>3586</text:p>
          </table:table-cell>
          <table:table-cell office:value-type="float" office:value="0.055657" calcext:value-type="float">
            <text:p>0,055657</text:p>
          </table:table-cell>
        </table:table-row>
        <table:table-row table:style-name="ro1">
          <table:table-cell office:value-type="float" office:value="61334" calcext:value-type="float">
            <text:p>61334</text:p>
          </table:table-cell>
          <table:table-cell office:value-type="float" office:value="6051" calcext:value-type="float">
            <text:p>6051</text:p>
          </table:table-cell>
          <table:table-cell office:value-type="float" office:value="0.170654" calcext:value-type="float">
            <text:p>0,170654</text:p>
          </table:table-cell>
        </table:table-row>
        <table:table-row table:style-name="ro1">
          <table:table-cell office:value-type="float" office:value="67907" calcext:value-type="float">
            <text:p>67907</text:p>
          </table:table-cell>
          <table:table-cell office:value-type="float" office:value="6966" calcext:value-type="float">
            <text:p>6966</text:p>
          </table:table-cell>
          <table:table-cell office:value-type="float" office:value="0.197911" calcext:value-type="float">
            <text:p>0,197911</text:p>
          </table:table-cell>
        </table:table-row>
        <table:table-row table:style-name="ro1">
          <table:table-cell office:value-type="float" office:value="152179" calcext:value-type="float">
            <text:p>152179</text:p>
          </table:table-cell>
          <table:table-cell office:value-type="float" office:value="12427" calcext:value-type="float">
            <text:p>12427</text:p>
          </table:table-cell>
          <table:table-cell office:value-type="float" office:value="0.470782" calcext:value-type="float">
            <text:p>0,470782</text:p>
          </table:table-cell>
        </table:table-row>
        <table:table-row table:style-name="ro1">
          <table:table-cell office:value-type="float" office:value="168721" calcext:value-type="float">
            <text:p>168721</text:p>
          </table:table-cell>
          <table:table-cell office:value-type="float" office:value="13348" calcext:value-type="float">
            <text:p>13348</text:p>
          </table:table-cell>
          <table:table-cell office:value-type="float" office:value="0.547556" calcext:value-type="float">
            <text:p>0,547556</text:p>
          </table:table-cell>
        </table:table-row>
        <table:table-row table:style-name="ro1">
          <table:table-cell office:value-type="float" office:value="220458" calcext:value-type="float">
            <text:p>220458</text:p>
          </table:table-cell>
          <table:table-cell office:value-type="float" office:value="16279" calcext:value-type="float">
            <text:p>16279</text:p>
          </table:table-cell>
          <table:table-cell office:value-type="float" office:value="0.715527" calcext:value-type="float">
            <text:p>0,715527</text:p>
          </table:table-cell>
        </table:table-row>
        <table:table-row table:style-name="ro1">
          <table:table-cell office:value-type="float" office:value="293925" calcext:value-type="float">
            <text:p>293925</text:p>
          </table:table-cell>
          <table:table-cell office:value-type="float" office:value="19050" calcext:value-type="float">
            <text:p>19050</text:p>
          </table:table-cell>
          <table:table-cell office:value-type="float" office:value="0.951722" calcext:value-type="float">
            <text:p>0,951722</text:p>
          </table:table-cell>
        </table:table-row>
        <table:table-row table:style-name="ro1">
          <table:table-cell office:value-type="float" office:value="405953" calcext:value-type="float">
            <text:p>405953</text:p>
          </table:table-cell>
          <table:table-cell office:value-type="float" office:value="23082" calcext:value-type="float">
            <text:p>23082</text:p>
          </table:table-cell>
          <table:table-cell office:value-type="float" office:value="1.33798" calcext:value-type="float">
            <text:p>1,33798</text:p>
          </table:table-cell>
        </table:table-row>
        <table:table-row table:style-name="ro1">
          <table:table-cell office:value-type="float" office:value="430271" calcext:value-type="float">
            <text:p>430271</text:p>
          </table:table-cell>
          <table:table-cell office:value-type="float" office:value="23891" calcext:value-type="float">
            <text:p>23891</text:p>
          </table:table-cell>
          <table:table-cell office:value-type="float" office:value="1.42573" calcext:value-type="float">
            <text:p>1,42573</text:p>
          </table:table-cell>
        </table:table-row>
        <table:table-row table:style-name="ro1">
          <table:table-cell office:value-type="float" office:value="447512" calcext:value-type="float">
            <text:p>447512</text:p>
          </table:table-cell>
          <table:table-cell office:value-type="float" office:value="24801" calcext:value-type="float">
            <text:p>24801</text:p>
          </table:table-cell>
          <table:table-cell office:value-type="float" office:value="1.50909" calcext:value-type="float">
            <text:p>1,50909</text:p>
          </table:table-cell>
        </table:table-row>
        <table:table-row table:style-name="ro1">
          <table:table-cell office:value-type="float" office:value="637440" calcext:value-type="float">
            <text:p>637440</text:p>
          </table:table-cell>
          <table:table-cell office:value-type="float" office:value="31514" calcext:value-type="float">
            <text:p>31514</text:p>
          </table:table-cell>
          <table:table-cell office:value-type="float" office:value="2.13381" calcext:value-type="float">
            <text:p>2,13381</text:p>
          </table:table-cell>
        </table:table-row>
        <table:table-row table:style-name="ro1">
          <table:table-cell office:value-type="float" office:value="697037" calcext:value-type="float">
            <text:p>697037</text:p>
          </table:table-cell>
          <table:table-cell office:value-type="float" office:value="35274" calcext:value-type="float">
            <text:p>35274</text:p>
          </table:table-cell>
          <table:table-cell office:value-type="float" office:value="2.3842" calcext:value-type="float">
            <text:p>2,3842</text:p>
          </table:table-cell>
        </table:table-row>
        <table:table-row table:style-name="ro1">
          <table:table-cell office:value-type="float" office:value="766004" calcext:value-type="float">
            <text:p>766004</text:p>
          </table:table-cell>
          <table:table-cell office:value-type="float" office:value="37492" calcext:value-type="float">
            <text:p>37492</text:p>
          </table:table-cell>
          <table:table-cell office:value-type="float" office:value="2.65693" calcext:value-type="float">
            <text:p>2,65693</text:p>
          </table:table-cell>
        </table:table-row>
        <table:table-row table:style-name="ro1">
          <table:table-cell office:value-type="float" office:value="835735" calcext:value-type="float">
            <text:p>835735</text:p>
          </table:table-cell>
          <table:table-cell office:value-type="float" office:value="38844" calcext:value-type="float">
            <text:p>38844</text:p>
          </table:table-cell>
          <table:table-cell office:value-type="float" office:value="2.94977" calcext:value-type="float">
            <text:p>2,94977</text:p>
          </table:table-cell>
        </table:table-row>
        <table:table-row table:style-name="ro1">
          <table:table-cell office:value-type="float" office:value="915692" calcext:value-type="float">
            <text:p>915692</text:p>
          </table:table-cell>
          <table:table-cell office:value-type="float" office:value="41172" calcext:value-type="float">
            <text:p>41172</text:p>
          </table:table-cell>
          <table:table-cell office:value-type="float" office:value="3.28426" calcext:value-type="float">
            <text:p>3,28426</text:p>
          </table:table-cell>
        </table:table-row>
        <table:table-row table:style-name="ro1">
          <table:table-cell office:value-type="float" office:value="1011003" calcext:value-type="float">
            <text:p>1011003</text:p>
          </table:table-cell>
          <table:table-cell office:value-type="float" office:value="42430" calcext:value-type="float">
            <text:p>42430</text:p>
          </table:table-cell>
          <table:table-cell office:value-type="float" office:value="3.57286" calcext:value-type="float">
            <text:p>3,57286</text:p>
          </table:table-cell>
        </table:table-row>
        <table:table-row table:style-name="ro1">
          <table:table-cell office:value-type="float" office:value="1147337" calcext:value-type="float">
            <text:p>1147337</text:p>
          </table:table-cell>
          <table:table-cell office:value-type="float" office:value="45872" calcext:value-type="float">
            <text:p>45872</text:p>
          </table:table-cell>
          <table:table-cell office:value-type="float" office:value="4.12317" calcext:value-type="float">
            <text:p>4,12317</text:p>
          </table:table-cell>
        </table:table-row>
        <table:table-row table:style-name="ro1">
          <table:table-cell office:value-type="float" office:value="1206799" calcext:value-type="float">
            <text:p>1206799</text:p>
          </table:table-cell>
          <table:table-cell office:value-type="float" office:value="46824" calcext:value-type="float">
            <text:p>46824</text:p>
          </table:table-cell>
          <table:table-cell office:value-type="float" office:value="4.32238" calcext:value-type="float">
            <text:p>4,32238</text:p>
          </table:table-cell>
        </table:table-row>
        <table:table-row table:style-name="ro1">
          <table:table-cell office:value-type="float" office:value="1316691" calcext:value-type="float">
            <text:p>1316691</text:p>
          </table:table-cell>
          <table:table-cell office:value-type="float" office:value="50915" calcext:value-type="float">
            <text:p>50915</text:p>
          </table:table-cell>
          <table:table-cell office:value-type="float" office:value="4.77322" calcext:value-type="float">
            <text:p>4,77322</text:p>
          </table:table-cell>
        </table:table-row>
        <table:table-row table:style-name="ro1">
          <table:table-cell office:value-type="float" office:value="1524054" calcext:value-type="float">
            <text:p>1524054</text:p>
          </table:table-cell>
          <table:table-cell office:value-type="float" office:value="56173" calcext:value-type="float">
            <text:p>56173</text:p>
          </table:table-cell>
          <table:table-cell office:value-type="float" office:value="5.55572" calcext:value-type="float">
            <text:p>5,55572</text:p>
          </table:table-cell>
        </table:table-row>
        <table:table-row table:style-name="ro1">
          <table:table-cell office:value-type="float" office:value="1616589" calcext:value-type="float">
            <text:p>1616589</text:p>
          </table:table-cell>
          <table:table-cell office:value-type="float" office:value="58213" calcext:value-type="float">
            <text:p>58213</text:p>
          </table:table-cell>
          <table:table-cell office:value-type="float" office:value="6.02148" calcext:value-type="float">
            <text:p>6,02148</text:p>
          </table:table-cell>
        </table:table-row>
        <table:table-row table:style-name="ro1">
          <table:table-cell office:value-type="float" office:value="1731169" calcext:value-type="float">
            <text:p>1731169</text:p>
          </table:table-cell>
          <table:table-cell office:value-type="float" office:value="59474" calcext:value-type="float">
            <text:p>59474</text:p>
          </table:table-cell>
          <table:table-cell office:value-type="float" office:value="6.54214" calcext:value-type="float">
            <text:p>6,54214</text:p>
          </table:table-cell>
        </table:table-row>
        <table:table-row table:style-name="ro1">
          <table:table-cell office:value-type="float" office:value="1748605" calcext:value-type="float">
            <text:p>1748605</text:p>
          </table:table-cell>
          <table:table-cell office:value-type="float" office:value="59533" calcext:value-type="float">
            <text:p>59533</text:p>
          </table:table-cell>
          <table:table-cell office:value-type="float" office:value="6.99681" calcext:value-type="float">
            <text:p>6,99681</text:p>
          </table:table-cell>
        </table:table-row>
        <table:table-row table:style-name="ro1">
          <table:table-cell office:value-type="float" office:value="2160290" calcext:value-type="float">
            <text:p>2160290</text:p>
          </table:table-cell>
          <table:table-cell office:value-type="float" office:value="62680" calcext:value-type="float">
            <text:p>62680</text:p>
          </table:table-cell>
          <table:table-cell office:value-type="float" office:value="8.14593" calcext:value-type="float">
            <text:p>8,14593</text:p>
          </table:table-cell>
        </table:table-row>
        <table:table-row table:style-name="ro1">
          <table:table-cell office:value-type="float" office:value="2508298" calcext:value-type="float">
            <text:p>2508298</text:p>
          </table:table-cell>
          <table:table-cell office:value-type="float" office:value="72822" calcext:value-type="float">
            <text:p>72822</text:p>
          </table:table-cell>
          <table:table-cell office:value-type="float" office:value="9.93075" calcext:value-type="float">
            <text:p>9,93075</text:p>
          </table:table-cell>
        </table:table-row>
        <table:table-row table:style-name="ro1">
          <table:table-cell office:value-type="float" office:value="2570768" calcext:value-type="float">
            <text:p>2570768</text:p>
          </table:table-cell>
          <table:table-cell office:value-type="float" office:value="73206" calcext:value-type="float">
            <text:p>73206</text:p>
          </table:table-cell>
          <table:table-cell office:value-type="float" office:value="10.2418" calcext:value-type="float">
            <text:p>10,2418</text:p>
          </table:table-cell>
        </table:table-row>
        <table:table-row table:style-name="ro1">
          <table:table-cell office:value-type="float" office:value="2662506" calcext:value-type="float">
            <text:p>2662506</text:p>
          </table:table-cell>
          <table:table-cell office:value-type="float" office:value="74558" calcext:value-type="float">
            <text:p>74558</text:p>
          </table:table-cell>
          <table:table-cell office:value-type="float" office:value="9.90541" calcext:value-type="float">
            <text:p>9,90541</text:p>
          </table:table-cell>
        </table:table-row>
        <table:table-row table:style-name="ro1">
          <table:table-cell office:value-type="float" office:value="2854673" calcext:value-type="float">
            <text:p>2854673</text:p>
          </table:table-cell>
          <table:table-cell office:value-type="float" office:value="78311" calcext:value-type="float">
            <text:p>78311</text:p>
          </table:table-cell>
          <table:table-cell office:value-type="float" office:value="10.6138" calcext:value-type="float">
            <text:p>10,6138</text:p>
          </table:table-cell>
        </table:table-row>
        <table:table-row table:style-name="ro1">
          <table:table-cell office:value-type="float" office:value="3015346" calcext:value-type="float">
            <text:p>3015346</text:p>
          </table:table-cell>
          <table:table-cell office:value-type="float" office:value="80395" calcext:value-type="float">
            <text:p>80395</text:p>
          </table:table-cell>
          <table:table-cell office:value-type="float" office:value="11.2491" calcext:value-type="float">
            <text:p>11,2491</text:p>
          </table:table-cell>
        </table:table-row>
        <table:table-row table:style-name="ro1">
          <table:table-cell office:value-type="float" office:value="3147834" calcext:value-type="float">
            <text:p>3147834</text:p>
          </table:table-cell>
          <table:table-cell office:value-type="float" office:value="81184" calcext:value-type="float">
            <text:p>81184</text:p>
          </table:table-cell>
          <table:table-cell office:value-type="float" office:value="11.7888" calcext:value-type="float">
            <text:p>11,7888</text:p>
          </table:table-cell>
        </table:table-row>
        <table:table-row table:style-name="ro1">
          <table:table-cell office:value-type="float" office:value="3249399" calcext:value-type="float">
            <text:p>3249399</text:p>
          </table:table-cell>
          <table:table-cell office:value-type="float" office:value="82691" calcext:value-type="float">
            <text:p>82691</text:p>
          </table:table-cell>
          <table:table-cell office:value-type="float" office:value="11.9927" calcext:value-type="float">
            <text:p>11,9927</text:p>
          </table:table-cell>
        </table:table-row>
        <table:table-row table:style-name="ro1">
          <table:table-cell office:value-type="float" office:value="3302983" calcext:value-type="float">
            <text:p>3302983</text:p>
          </table:table-cell>
          <table:table-cell office:value-type="float" office:value="83454" calcext:value-type="float">
            <text:p>83454</text:p>
          </table:table-cell>
          <table:table-cell office:value-type="float" office:value="12.2429" calcext:value-type="float">
            <text:p>12,2429</text:p>
          </table:table-cell>
        </table:table-row>
        <table:table-row table:style-name="ro1">
          <table:table-cell office:value-type="float" office:value="3460327" calcext:value-type="float">
            <text:p>3460327</text:p>
          </table:table-cell>
          <table:table-cell office:value-type="float" office:value="84784" calcext:value-type="float">
            <text:p>84784</text:p>
          </table:table-cell>
          <table:table-cell office:value-type="float" office:value="12.1923" calcext:value-type="float">
            <text:p>12,1923</text:p>
          </table:table-cell>
        </table:table-row>
        <table:table-row table:style-name="ro1">
          <table:table-cell office:value-type="float" office:value="3519208" calcext:value-type="float">
            <text:p>3519208</text:p>
          </table:table-cell>
          <table:table-cell office:value-type="float" office:value="85259" calcext:value-type="float">
            <text:p>85259</text:p>
          </table:table-cell>
          <table:table-cell office:value-type="float" office:value="12.2724" calcext:value-type="float">
            <text:p>12,2724</text:p>
          </table:table-cell>
        </table:table-row>
        <table:table-row table:style-name="ro1">
          <table:table-cell office:value-type="float" office:value="3564154" calcext:value-type="float">
            <text:p>3564154</text:p>
          </table:table-cell>
          <table:table-cell office:value-type="float" office:value="85700" calcext:value-type="float">
            <text:p>85700</text:p>
          </table:table-cell>
          <table:table-cell office:value-type="float" office:value="12.4387" calcext:value-type="float">
            <text:p>12,4387</text:p>
          </table:table-cell>
        </table:table-row>
        <table:table-row table:style-name="ro1">
          <table:table-cell office:value-type="float" office:value="3662625" calcext:value-type="float">
            <text:p>3662625</text:p>
          </table:table-cell>
          <table:table-cell office:value-type="float" office:value="86822" calcext:value-type="float">
            <text:p>86822</text:p>
          </table:table-cell>
          <table:table-cell office:value-type="float" office:value="13.2262" calcext:value-type="float">
            <text:p>13,2262</text:p>
          </table:table-cell>
        </table:table-row>
        <table:table-row table:style-name="ro1">
          <table:table-cell office:value-type="float" office:value="3707740" calcext:value-type="float">
            <text:p>3707740</text:p>
          </table:table-cell>
          <table:table-cell office:value-type="float" office:value="87877" calcext:value-type="float">
            <text:p>87877</text:p>
          </table:table-cell>
          <table:table-cell office:value-type="float" office:value="13.9063" calcext:value-type="float">
            <text:p>13,9063</text:p>
          </table:table-cell>
        </table:table-row>
        <table:table-row table:style-name="ro1">
          <table:table-cell office:value-type="float" office:value="3732702" calcext:value-type="float">
            <text:p>3732702</text:p>
          </table:table-cell>
          <table:table-cell office:value-type="float" office:value="88613" calcext:value-type="float">
            <text:p>88613</text:p>
          </table:table-cell>
          <table:table-cell office:value-type="float" office:value="14.0714" calcext:value-type="float">
            <text:p>14,0714</text:p>
          </table:table-cell>
        </table:table-row>
        <table:table-row table:style-name="ro1">
          <table:table-cell office:value-type="float" office:value="3813255" calcext:value-type="float">
            <text:p>3813255</text:p>
          </table:table-cell>
          <table:table-cell office:value-type="float" office:value="89524" calcext:value-type="float">
            <text:p>89524</text:p>
          </table:table-cell>
          <table:table-cell office:value-type="float" office:value="13.3766" calcext:value-type="float">
            <text:p>13,3766</text:p>
          </table:table-cell>
        </table:table-row>
        <table:table-row table:style-name="ro1">
          <table:table-cell office:value-type="float" office:value="4028291" calcext:value-type="float">
            <text:p>4028291</text:p>
          </table:table-cell>
          <table:table-cell office:value-type="float" office:value="91517" calcext:value-type="float">
            <text:p>91517</text:p>
          </table:table-cell>
          <table:table-cell office:value-type="float" office:value="13.9404" calcext:value-type="float">
            <text:p>13,9404</text:p>
          </table:table-cell>
        </table:table-row>
        <table:table-row table:style-name="ro1">
          <table:table-cell office:value-type="float" office:value="4086461" calcext:value-type="float">
            <text:p>4086461</text:p>
          </table:table-cell>
          <table:table-cell office:value-type="float" office:value="91820" calcext:value-type="float">
            <text:p>91820</text:p>
          </table:table-cell>
          <table:table-cell office:value-type="float" office:value="14.254" calcext:value-type="float">
            <text:p>14,254</text:p>
          </table:table-cell>
        </table:table-row>
        <table:table-row table:style-name="ro1">
          <table:table-cell office:value-type="float" office:value="4103898" calcext:value-type="float">
            <text:p>4103898</text:p>
          </table:table-cell>
          <table:table-cell office:value-type="float" office:value="92134" calcext:value-type="float">
            <text:p>92134</text:p>
          </table:table-cell>
          <table:table-cell office:value-type="float" office:value="14.0688" calcext:value-type="float">
            <text:p>14,0688</text:p>
          </table:table-cell>
        </table:table-row>
        <table:table-row table:style-name="ro1">
          <table:table-cell office:value-type="float" office:value="4194089" calcext:value-type="float">
            <text:p>4194089</text:p>
          </table:table-cell>
          <table:table-cell office:value-type="float" office:value="92511" calcext:value-type="float">
            <text:p>92511</text:p>
          </table:table-cell>
          <table:table-cell office:value-type="float" office:value="14.6085" calcext:value-type="float">
            <text:p>14,6085</text:p>
          </table:table-cell>
        </table:table-row>
        <table:table-row table:style-name="ro1">
          <table:table-cell office:value-type="float" office:value="4268086" calcext:value-type="float">
            <text:p>4268086</text:p>
          </table:table-cell>
          <table:table-cell office:value-type="float" office:value="93561" calcext:value-type="float">
            <text:p>93561</text:p>
          </table:table-cell>
          <table:table-cell office:value-type="float" office:value="14.7603" calcext:value-type="float">
            <text:p>14,7603</text:p>
          </table:table-cell>
        </table:table-row>
        <table:table-row table:style-name="ro1">
          <table:table-cell office:value-type="float" office:value="4387107" calcext:value-type="float">
            <text:p>4387107</text:p>
          </table:table-cell>
          <table:table-cell office:value-type="float" office:value="94770" calcext:value-type="float">
            <text:p>94770</text:p>
          </table:table-cell>
          <table:table-cell office:value-type="float" office:value="15.065" calcext:value-type="float">
            <text:p>15,065</text:p>
          </table:table-cell>
        </table:table-row>
        <table:table-row table:style-name="ro1">
          <table:table-cell office:value-type="float" office:value="4405357" calcext:value-type="float">
            <text:p>4405357</text:p>
          </table:table-cell>
          <table:table-cell office:value-type="float" office:value="94989" calcext:value-type="float">
            <text:p>94989</text:p>
          </table:table-cell>
          <table:table-cell office:value-type="float" office:value="15.0519" calcext:value-type="float">
            <text:p>15,0519</text:p>
          </table:table-cell>
        </table:table-row>
        <table:table-row table:style-name="ro1">
          <table:table-cell office:value-type="float" office:value="4522261" calcext:value-type="float">
            <text:p>4522261</text:p>
          </table:table-cell>
          <table:table-cell office:value-type="float" office:value="96813" calcext:value-type="float">
            <text:p>96813</text:p>
          </table:table-cell>
          <table:table-cell office:value-type="float" office:value="15.6595" calcext:value-type="float">
            <text:p>15,6595</text:p>
          </table:table-cell>
        </table:table-row>
        <table:table-row table:style-name="ro1">
          <table:table-cell office:value-type="float" office:value="4538989" calcext:value-type="float">
            <text:p>4538989</text:p>
          </table:table-cell>
          <table:table-cell office:value-type="float" office:value="96856" calcext:value-type="float">
            <text:p>96856</text:p>
          </table:table-cell>
          <table:table-cell office:value-type="float" office:value="15.8129" calcext:value-type="float">
            <text:p>15,8129</text:p>
          </table:table-cell>
        </table:table-row>
        <table:table-row table:style-name="ro1">
          <table:table-cell office:value-type="float" office:value="4629933" calcext:value-type="float">
            <text:p>4629933</text:p>
          </table:table-cell>
          <table:table-cell office:value-type="float" office:value="97510" calcext:value-type="float">
            <text:p>97510</text:p>
          </table:table-cell>
          <table:table-cell office:value-type="float" office:value="16.4083" calcext:value-type="float">
            <text:p>16,4083</text:p>
          </table:table-cell>
        </table:table-row>
        <table:table-row table:style-name="ro1">
          <table:table-cell table:number-columns-repeated="2"/>
          <table:table-cell table:formula="of:=SUM([.C2:.C52])/60" office:value-type="float" office:value="6.66540528333333" calcext:value-type="float">
            <text:p>6,66540528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7T12:32:54.618421182</dc:date>
    <meta:editing-duration>PT6M22S</meta:editing-duration>
    <meta:editing-cycles>1</meta:editing-cycles>
    <meta:document-statistic meta:table-count="1" meta:cell-count="157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15cm" chart:symbol-height="0.1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51cm" svg:y="3.952cm" style:legend-expansion="high" chart:style-name="ch2"/>
        <chart:plot-area chart:style-name="ch3" table:cell-range-address="'em um pentium dual core2'.A1:'em um pentium dual core2'.A52 'em um pentium dual core2'.C1:'em um pentium dual core2'.C52" chart:data-source-has-labels="row" svg:x="0.32cm" svg:y="0.18cm" svg:width="12.111cm" svg:height="8.64cm">
          <chartooo:coordinate-region svg:x="0.756cm" svg:y="0.379cm" svg:width="10.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m um pentium dual core2'.C2:'em um pentium dual core2'.C52" chart:label-cell-address="'em um pentium dual core2'.C1:'em um pentium dual core2'.C1" chart:class="chart:scatter">
            <chart:domain table:cell-range-address="'em um pentium dual core2'.A2:'em um pentium dual core2'.A52"/>
            <chart:regression-curve chart:style-name="ch7">
              <chart:equation chart:display-equation="true" chart:display-r-square="true"/>
            </chart:regression-curve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(N)</text:p>
                <draw:g>
                  <svg:desc>'em um pentium dual core2'.C1:'em um pentium dual core2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m um pentium dual core2'.A2:'em um pentium dual core2'.A52</svg:desc>
                </draw:g>
              </table:table-cell>
              <table:table-cell office:value-type="float" office:value="0.000003">
                <text:p>0.000003</text:p>
                <draw:g>
                  <svg:desc>'em um pentium dual core2'.C2:'em um pentium dual core2'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">
                <text:p>66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23">
                <text:p>18823</text:p>
              </table:table-cell>
              <table:table-cell office:value-type="float" office:value="0.055657">
                <text:p>0.055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334">
                <text:p>61334</text:p>
              </table:table-cell>
              <table:table-cell office:value-type="float" office:value="0.170654">
                <text:p>0.170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907">
                <text:p>67907</text:p>
              </table:table-cell>
              <table:table-cell office:value-type="float" office:value="0.197911">
                <text:p>0.1979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179">
                <text:p>152179</text:p>
              </table:table-cell>
              <table:table-cell office:value-type="float" office:value="0.470782">
                <text:p>0.470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8721">
                <text:p>168721</text:p>
              </table:table-cell>
              <table:table-cell office:value-type="float" office:value="0.547556">
                <text:p>0.547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458">
                <text:p>220458</text:p>
              </table:table-cell>
              <table:table-cell office:value-type="float" office:value="0.715527">
                <text:p>0.715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3925">
                <text:p>293925</text:p>
              </table:table-cell>
              <table:table-cell office:value-type="float" office:value="0.951722">
                <text:p>0.9517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5953">
                <text:p>405953</text:p>
              </table:table-cell>
              <table:table-cell office:value-type="float" office:value="1.33798">
                <text:p>1.337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0271">
                <text:p>430271</text:p>
              </table:table-cell>
              <table:table-cell office:value-type="float" office:value="1.42573">
                <text:p>1.425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7512">
                <text:p>447512</text:p>
              </table:table-cell>
              <table:table-cell office:value-type="float" office:value="1.50909">
                <text:p>1.50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7440">
                <text:p>637440</text:p>
              </table:table-cell>
              <table:table-cell office:value-type="float" office:value="2.13381">
                <text:p>2.133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7037">
                <text:p>697037</text:p>
              </table:table-cell>
              <table:table-cell office:value-type="float" office:value="2.3842">
                <text:p>2.3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6004">
                <text:p>766004</text:p>
              </table:table-cell>
              <table:table-cell office:value-type="float" office:value="2.65693">
                <text:p>2.656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5735">
                <text:p>835735</text:p>
              </table:table-cell>
              <table:table-cell office:value-type="float" office:value="2.94977">
                <text:p>2.949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5692">
                <text:p>915692</text:p>
              </table:table-cell>
              <table:table-cell office:value-type="float" office:value="3.28426">
                <text:p>3.284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1003">
                <text:p>1011003</text:p>
              </table:table-cell>
              <table:table-cell office:value-type="float" office:value="3.57286">
                <text:p>3.572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7337">
                <text:p>1147337</text:p>
              </table:table-cell>
              <table:table-cell office:value-type="float" office:value="4.12317">
                <text:p>4.123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6799">
                <text:p>1206799</text:p>
              </table:table-cell>
              <table:table-cell office:value-type="float" office:value="4.32238">
                <text:p>4.32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6691">
                <text:p>1316691</text:p>
              </table:table-cell>
              <table:table-cell office:value-type="float" office:value="4.77322">
                <text:p>4.773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4054">
                <text:p>1524054</text:p>
              </table:table-cell>
              <table:table-cell office:value-type="float" office:value="5.55572">
                <text:p>5.555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16589">
                <text:p>1616589</text:p>
              </table:table-cell>
              <table:table-cell office:value-type="float" office:value="6.02148">
                <text:p>6.021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31169">
                <text:p>1731169</text:p>
              </table:table-cell>
              <table:table-cell office:value-type="float" office:value="6.54214">
                <text:p>6.542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48605">
                <text:p>1748605</text:p>
              </table:table-cell>
              <table:table-cell office:value-type="float" office:value="6.99681">
                <text:p>6.996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60290">
                <text:p>2160290</text:p>
              </table:table-cell>
              <table:table-cell office:value-type="float" office:value="8.14593">
                <text:p>8.145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08298">
                <text:p>2508298</text:p>
              </table:table-cell>
              <table:table-cell office:value-type="float" office:value="9.93075">
                <text:p>9.930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70768">
                <text:p>2570768</text:p>
              </table:table-cell>
              <table:table-cell office:value-type="float" office:value="10.2418">
                <text:p>10.24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62506">
                <text:p>2662506</text:p>
              </table:table-cell>
              <table:table-cell office:value-type="float" office:value="9.90541">
                <text:p>9.905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54673">
                <text:p>2854673</text:p>
              </table:table-cell>
              <table:table-cell office:value-type="float" office:value="10.6138">
                <text:p>10.61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15346">
                <text:p>3015346</text:p>
              </table:table-cell>
              <table:table-cell office:value-type="float" office:value="11.2491">
                <text:p>11.24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47834">
                <text:p>3147834</text:p>
              </table:table-cell>
              <table:table-cell office:value-type="float" office:value="11.7888">
                <text:p>11.78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49399">
                <text:p>3249399</text:p>
              </table:table-cell>
              <table:table-cell office:value-type="float" office:value="11.9927">
                <text:p>11.99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2983">
                <text:p>3302983</text:p>
              </table:table-cell>
              <table:table-cell office:value-type="float" office:value="12.2429">
                <text:p>12.24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60327">
                <text:p>3460327</text:p>
              </table:table-cell>
              <table:table-cell office:value-type="float" office:value="12.1923">
                <text:p>12.19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19208">
                <text:p>3519208</text:p>
              </table:table-cell>
              <table:table-cell office:value-type="float" office:value="12.2724">
                <text:p>12.27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64154">
                <text:p>3564154</text:p>
              </table:table-cell>
              <table:table-cell office:value-type="float" office:value="12.4387">
                <text:p>12.43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62625">
                <text:p>3662625</text:p>
              </table:table-cell>
              <table:table-cell office:value-type="float" office:value="13.2262">
                <text:p>13.22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07740">
                <text:p>3707740</text:p>
              </table:table-cell>
              <table:table-cell office:value-type="float" office:value="13.9063">
                <text:p>13.9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32702">
                <text:p>3732702</text:p>
              </table:table-cell>
              <table:table-cell office:value-type="float" office:value="14.0714">
                <text:p>14.07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13255">
                <text:p>3813255</text:p>
              </table:table-cell>
              <table:table-cell office:value-type="float" office:value="13.3766">
                <text:p>13.37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28291">
                <text:p>4028291</text:p>
              </table:table-cell>
              <table:table-cell office:value-type="float" office:value="13.9404">
                <text:p>13.94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86461">
                <text:p>4086461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03898">
                <text:p>4103898</text:p>
              </table:table-cell>
              <table:table-cell office:value-type="float" office:value="14.0688">
                <text:p>14.06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94089">
                <text:p>4194089</text:p>
              </table:table-cell>
              <table:table-cell office:value-type="float" office:value="14.6085">
                <text:p>14.60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68086">
                <text:p>4268086</text:p>
              </table:table-cell>
              <table:table-cell office:value-type="float" office:value="14.7603">
                <text:p>14.76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87107">
                <text:p>4387107</text:p>
              </table:table-cell>
              <table:table-cell office:value-type="float" office:value="15.065">
                <text:p>15.0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05357">
                <text:p>4405357</text:p>
              </table:table-cell>
              <table:table-cell office:value-type="float" office:value="15.0519">
                <text:p>15.05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22261">
                <text:p>4522261</text:p>
              </table:table-cell>
              <table:table-cell office:value-type="float" office:value="15.6595">
                <text:p>15.65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38989">
                <text:p>4538989</text:p>
              </table:table-cell>
              <table:table-cell office:value-type="float" office:value="15.8129">
                <text:p>15.81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29933">
                <text:p>4629933</text:p>
              </table:table-cell>
              <table:table-cell office:value-type="float" office:value="16.4083">
                <text:p>16.40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